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2392" calcext:value-type="float">
            <text:p>154.0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09344" calcext:value-type="float">
            <text:p>154.0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06296" calcext:value-type="float">
            <text:p>154.0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09344" calcext:value-type="float">
            <text:p>154.0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2392" calcext:value-type="float">
            <text:p>154.0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544" calcext:value-type="float">
            <text:p>154.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24584" calcext:value-type="float">
            <text:p>154.0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33728" calcext:value-type="float">
            <text:p>154.0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36776" calcext:value-type="float">
            <text:p>154.0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42872" calcext:value-type="float">
            <text:p>154.0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4592" calcext:value-type="float">
            <text:p>154.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4592" calcext:value-type="float">
            <text:p>154.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52016" calcext:value-type="float">
            <text:p>154.0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6116" calcext:value-type="float">
            <text:p>154.0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64208" calcext:value-type="float">
            <text:p>154.0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64208" calcext:value-type="float">
            <text:p>154.0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6116" calcext:value-type="float">
            <text:p>154.0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6116" calcext:value-type="float">
            <text:p>154.0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55064" calcext:value-type="float">
            <text:p>154.0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52016" calcext:value-type="float">
            <text:p>154.0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48968" calcext:value-type="float">
            <text:p>154.0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42872" calcext:value-type="float">
            <text:p>154.0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36776" calcext:value-type="float">
            <text:p>154.0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3068" calcext:value-type="float">
            <text:p>154.0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2108" calcext:value-type="float">
            <text:p>153.4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18032" calcext:value-type="float">
            <text:p>153.4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11936" calcext:value-type="float">
            <text:p>153.4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02792" calcext:value-type="float">
            <text:p>153.4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96696" calcext:value-type="float">
            <text:p>153.3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906" calcext:value-type="float">
            <text:p>153.3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81456" calcext:value-type="float">
            <text:p>153.3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7536" calcext:value-type="float">
            <text:p>153.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63168" calcext:value-type="float">
            <text:p>153.3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47928" calcext:value-type="float">
            <text:p>153.3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35736" calcext:value-type="float">
            <text:p>153.3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32688" calcext:value-type="float">
            <text:p>153.3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26592" calcext:value-type="float">
            <text:p>153.3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17448" calcext:value-type="float">
            <text:p>153.3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08304" calcext:value-type="float">
            <text:p>153.3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9916" calcext:value-type="float">
            <text:p>153.2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90016" calcext:value-type="float">
            <text:p>153.2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80872" calcext:value-type="float">
            <text:p>153.2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6868" calcext:value-type="float">
            <text:p>153.2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56488" calcext:value-type="float">
            <text:p>153.2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47344" calcext:value-type="float">
            <text:p>153.2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382" calcext:value-type="float">
            <text:p>153.2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29056" calcext:value-type="float">
            <text:p>153.2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19912" calcext:value-type="float">
            <text:p>153.2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10768" calcext:value-type="float">
            <text:p>153.2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01624" calcext:value-type="float">
            <text:p>153.2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95528" calcext:value-type="float">
            <text:p>153.1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86384" calcext:value-type="float">
            <text:p>153.1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7724" calcext:value-type="float">
            <text:p>153.1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71144" calcext:value-type="float">
            <text:p>153.1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62" calcext:value-type="float">
            <text:p>153.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52856" calcext:value-type="float">
            <text:p>153.1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43712" calcext:value-type="float">
            <text:p>153.1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34568" calcext:value-type="float">
            <text:p>153.1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28472" calcext:value-type="float">
            <text:p>153.1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19328" calcext:value-type="float">
            <text:p>153.1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10184" calcext:value-type="float">
            <text:p>153.1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0104" calcext:value-type="float">
            <text:p>153.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94944" calcext:value-type="float">
            <text:p>153.0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858" calcext:value-type="float">
            <text:p>153.0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9-1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1628" calcext:value-type="float">
            <text:p>153.1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8-27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4864" calcext:value-type="float">
            <text:p>152.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7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7096" calcext:value-type="float">
            <text:p>152.7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6-2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09144" calcext:value-type="float">
            <text:p>152.4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5-2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34696" calcext:value-type="float">
            <text:p>152.6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04216" calcext:value-type="float">
            <text:p>152.6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3-19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" calcext:value-type="float">
            <text:p>152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2-2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07976" calcext:value-type="float">
            <text:p>152.2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4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15952" calcext:value-type="float">
            <text:p>152.0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12-2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3716" calcext:value-type="float">
            <text:p>152.5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11-3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26264" calcext:value-type="float">
            <text:p>152.2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10-30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06808" calcext:value-type="float">
            <text:p>152.0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8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52072" calcext:value-type="float">
            <text:p>151.4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7-2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5512" calcext:value-type="float">
            <text:p>151.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6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18544" calcext:value-type="float">
            <text:p>151.4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5-3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23472" calcext:value-type="float">
            <text:p>151.2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4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7412" calcext:value-type="float">
            <text:p>151.0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2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42472" calcext:value-type="float">
            <text:p>150.8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00384" calcext:value-type="float">
            <text:p>150.9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00384" calcext:value-type="float">
            <text:p>150.9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03432" calcext:value-type="float">
            <text:p>150.9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94288" calcext:value-type="float">
            <text:p>150.8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88192" calcext:value-type="float">
            <text:p>150.8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9048" calcext:value-type="float">
            <text:p>150.8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6" calcext:value-type="float">
            <text:p>150.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2952" calcext:value-type="float">
            <text:p>150.8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3808" calcext:value-type="float">
            <text:p>150.8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57712" calcext:value-type="float">
            <text:p>150.8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51616" calcext:value-type="float">
            <text:p>150.8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4552" calcext:value-type="float">
            <text:p>150.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39424" calcext:value-type="float">
            <text:p>150.8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33328" calcext:value-type="float">
            <text:p>150.8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7232" calcext:value-type="float">
            <text:p>150.8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1136" calcext:value-type="float">
            <text:p>150.8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1992" calcext:value-type="float">
            <text:p>150.8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2368" calcext:value-type="float">
            <text:p>150.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932" calcext:value-type="float">
            <text:p>150.7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3224" calcext:value-type="float">
            <text:p>150.7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1888" calcext:value-type="float">
            <text:p>150.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1888" calcext:value-type="float">
            <text:p>150.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2264" calcext:value-type="float">
            <text:p>150.7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2264" calcext:value-type="float">
            <text:p>150.7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6168" calcext:value-type="float">
            <text:p>150.6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6168" calcext:value-type="float">
            <text:p>150.6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0072" calcext:value-type="float">
            <text:p>150.6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0072" calcext:value-type="float">
            <text:p>150.6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9216" calcext:value-type="float">
            <text:p>150.6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0552" calcext:value-type="float">
            <text:p>150.7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6648" calcext:value-type="float">
            <text:p>150.7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6648" calcext:value-type="float">
            <text:p>150.7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2264" calcext:value-type="float">
            <text:p>150.7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2264" calcext:value-type="float">
            <text:p>150.7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312" calcext:value-type="float">
            <text:p>150.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83976" calcext:value-type="float">
            <text:p>150.6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71784" calcext:value-type="float">
            <text:p>150.6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9592" calcext:value-type="float">
            <text:p>150.6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3496" calcext:value-type="float">
            <text:p>150.6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0448" calcext:value-type="float">
            <text:p>150.6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0448" calcext:value-type="float">
            <text:p>150.6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3496" calcext:value-type="float">
            <text:p>150.6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6064" calcext:value-type="float">
            <text:p>150.6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3016" calcext:value-type="float">
            <text:p>150.6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3872" calcext:value-type="float">
            <text:p>150.6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4728" calcext:value-type="float">
            <text:p>150.6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168" calcext:value-type="float">
            <text:p>150.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92536" calcext:value-type="float">
            <text:p>150.5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80344" calcext:value-type="float">
            <text:p>150.5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712" calcext:value-type="float">
            <text:p>150.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68152" calcext:value-type="float">
            <text:p>150.5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65104" calcext:value-type="float">
            <text:p>150.5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59008" calcext:value-type="float">
            <text:p>150.5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49864" calcext:value-type="float">
            <text:p>150.5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46816" calcext:value-type="float">
            <text:p>150.5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49864" calcext:value-type="float">
            <text:p>150.5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46816" calcext:value-type="float">
            <text:p>150.5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43768" calcext:value-type="float">
            <text:p>150.5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37672" calcext:value-type="float">
            <text:p>150.5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28528" calcext:value-type="float">
            <text:p>150.5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2548" calcext:value-type="float">
            <text:p>150.5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22432" calcext:value-type="float">
            <text:p>150.5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22432" calcext:value-type="float">
            <text:p>150.5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1024" calcext:value-type="float">
            <text:p>150.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04144" calcext:value-type="float">
            <text:p>150.5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1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01096" calcext:value-type="float">
            <text:p>150.5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91952" calcext:value-type="float">
            <text:p>150.4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82808" calcext:value-type="float">
            <text:p>150.4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73664" calcext:value-type="float">
            <text:p>150.4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61472" calcext:value-type="float">
            <text:p>150.4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5376" calcext:value-type="float">
            <text:p>150.4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5376" calcext:value-type="float">
            <text:p>150.4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928" calcext:value-type="float">
            <text:p>150.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3184" calcext:value-type="float">
            <text:p>150.4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37088" calcext:value-type="float">
            <text:p>150.4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21848" calcext:value-type="float">
            <text:p>150.4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2704" calcext:value-type="float">
            <text:p>150.4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6608" calcext:value-type="float">
            <text:p>150.4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0512" calcext:value-type="float">
            <text:p>150.4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832" calcext:value-type="float">
            <text:p>150.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76128" calcext:value-type="float">
            <text:p>150.3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66984" calcext:value-type="float">
            <text:p>150.3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4792" calcext:value-type="float">
            <text:p>150.3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26" calcext:value-type="float">
            <text:p>150.3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9552" calcext:value-type="float">
            <text:p>150.3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6504" calcext:value-type="float">
            <text:p>150.3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6504" calcext:value-type="float">
            <text:p>150.3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6504" calcext:value-type="float">
            <text:p>150.3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736" calcext:value-type="float">
            <text:p>150.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736" calcext:value-type="float">
            <text:p>150.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0408" calcext:value-type="float">
            <text:p>150.3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3456" calcext:value-type="float">
            <text:p>150.3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6504" calcext:value-type="float">
            <text:p>150.3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3456" calcext:value-type="float">
            <text:p>150.3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9552" calcext:value-type="float">
            <text:p>150.3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5648" calcext:value-type="float">
            <text:p>150.3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26" calcext:value-type="float">
            <text:p>150.3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26" calcext:value-type="float">
            <text:p>150.3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9552" calcext:value-type="float">
            <text:p>150.3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26" calcext:value-type="float">
            <text:p>150.3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5648" calcext:value-type="float">
            <text:p>150.3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5648" calcext:value-type="float">
            <text:p>150.3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5648" calcext:value-type="float">
            <text:p>150.3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5648" calcext:value-type="float">
            <text:p>150.3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5648" calcext:value-type="float">
            <text:p>150.3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5648" calcext:value-type="float">
            <text:p>150.3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5648" calcext:value-type="float">
            <text:p>150.3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5648" calcext:value-type="float">
            <text:p>150.3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26" calcext:value-type="float">
            <text:p>150.3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6504" calcext:value-type="float">
            <text:p>150.3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3456" calcext:value-type="float">
            <text:p>150.3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736" calcext:value-type="float">
            <text:p>150.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4312" calcext:value-type="float">
            <text:p>150.3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4312" calcext:value-type="float">
            <text:p>150.3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4312" calcext:value-type="float">
            <text:p>150.3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2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4312" calcext:value-type="float">
            <text:p>150.3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18216" calcext:value-type="float">
            <text:p>150.3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4312" calcext:value-type="float">
            <text:p>150.3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736" calcext:value-type="float">
            <text:p>150.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4312" calcext:value-type="float">
            <text:p>150.3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4312" calcext:value-type="float">
            <text:p>150.3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3456" calcext:value-type="float">
            <text:p>150.3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5648" calcext:value-type="float">
            <text:p>150.3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4792" calcext:value-type="float">
            <text:p>150.3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60888" calcext:value-type="float">
            <text:p>150.3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63936" calcext:value-type="float">
            <text:p>150.3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66984" calcext:value-type="float">
            <text:p>150.3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70032" calcext:value-type="float">
            <text:p>150.3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76128" calcext:value-type="float">
            <text:p>150.3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2224" calcext:value-type="float">
            <text:p>150.3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91368" calcext:value-type="float">
            <text:p>150.3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97464" calcext:value-type="float">
            <text:p>150.3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356" calcext:value-type="float">
            <text:p>150.4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5752" calcext:value-type="float">
            <text:p>150.4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24896" calcext:value-type="float">
            <text:p>150.4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37088" calcext:value-type="float">
            <text:p>150.4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6232" calcext:value-type="float">
            <text:p>150.4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2328" calcext:value-type="float">
            <text:p>150.4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8424" calcext:value-type="float">
            <text:p>150.4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67568" calcext:value-type="float">
            <text:p>150.4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73664" calcext:value-type="float">
            <text:p>150.4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7976" calcext:value-type="float">
            <text:p>150.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85856" calcext:value-type="float">
            <text:p>150.4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01096" calcext:value-type="float">
            <text:p>150.5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1024" calcext:value-type="float">
            <text:p>150.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13288" calcext:value-type="float">
            <text:p>150.5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28528" calcext:value-type="float">
            <text:p>150.5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34624" calcext:value-type="float">
            <text:p>150.5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4072" calcext:value-type="float">
            <text:p>150.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46816" calcext:value-type="float">
            <text:p>150.5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52912" calcext:value-type="float">
            <text:p>150.5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59008" calcext:value-type="float">
            <text:p>150.5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65104" calcext:value-type="float">
            <text:p>150.5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712" calcext:value-type="float">
            <text:p>150.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77296" calcext:value-type="float">
            <text:p>150.5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83392" calcext:value-type="float">
            <text:p>150.5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92536" calcext:value-type="float">
            <text:p>150.5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98632" calcext:value-type="float">
            <text:p>150.5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4728" calcext:value-type="float">
            <text:p>150.6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7776" calcext:value-type="float">
            <text:p>150.6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3872" calcext:value-type="float">
            <text:p>150.6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8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87024" calcext:value-type="float">
            <text:p>150.6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7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6-29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5-31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61472" calcext:value-type="float">
            <text:p>150.4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4-27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7632" calcext:value-type="float">
            <text:p>150.2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3-16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82352" calcext:value-type="float">
            <text:p>149.8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2-2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35464" calcext:value-type="float">
            <text:p>149.6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27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34296" calcext:value-type="float">
            <text:p>149.4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34296" calcext:value-type="float">
            <text:p>149.4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37344" calcext:value-type="float">
            <text:p>149.4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9536" calcext:value-type="float">
            <text:p>149.4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61728" calcext:value-type="float">
            <text:p>149.4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70872" calcext:value-type="float">
            <text:p>149.4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6112" calcext:value-type="float">
            <text:p>149.4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95256" calcext:value-type="float">
            <text:p>149.4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98304" calcext:value-type="float">
            <text:p>149.4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07448" calcext:value-type="float">
            <text:p>149.5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13544" calcext:value-type="float">
            <text:p>149.5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22688" calcext:value-type="float">
            <text:p>149.5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22688" calcext:value-type="float">
            <text:p>149.5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22688" calcext:value-type="float">
            <text:p>149.5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25736" calcext:value-type="float">
            <text:p>149.5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22688" calcext:value-type="float">
            <text:p>149.5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22688" calcext:value-type="float">
            <text:p>149.5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13544" calcext:value-type="float">
            <text:p>149.5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98304" calcext:value-type="float">
            <text:p>149.4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3064" calcext:value-type="float">
            <text:p>149.4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76968" calcext:value-type="float">
            <text:p>149.4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76968" calcext:value-type="float">
            <text:p>149.4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0016" calcext:value-type="float">
            <text:p>149.4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3064" calcext:value-type="float">
            <text:p>149.4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6112" calcext:value-type="float">
            <text:p>149.4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3064" calcext:value-type="float">
            <text:p>149.4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67824" calcext:value-type="float">
            <text:p>149.4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7392" calcext:value-type="float">
            <text:p>149.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76968" calcext:value-type="float">
            <text:p>149.4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76968" calcext:value-type="float">
            <text:p>149.4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0016" calcext:value-type="float">
            <text:p>149.4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0016" calcext:value-type="float">
            <text:p>149.4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76968" calcext:value-type="float">
            <text:p>149.4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7392" calcext:value-type="float">
            <text:p>149.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67824" calcext:value-type="float">
            <text:p>149.4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55632" calcext:value-type="float">
            <text:p>149.4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9536" calcext:value-type="float">
            <text:p>149.4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0392" calcext:value-type="float">
            <text:p>149.4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34296" calcext:value-type="float">
            <text:p>149.4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16008" calcext:value-type="float">
            <text:p>149.4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00768" calcext:value-type="float">
            <text:p>149.4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85528" calcext:value-type="float">
            <text:p>149.3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76384" calcext:value-type="float">
            <text:p>149.3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64192" calcext:value-type="float">
            <text:p>149.3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55048" calcext:value-type="float">
            <text:p>149.3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39808" calcext:value-type="float">
            <text:p>149.3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30664" calcext:value-type="float">
            <text:p>149.3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2152" calcext:value-type="float">
            <text:p>149.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0628" calcext:value-type="float">
            <text:p>149.3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00184" calcext:value-type="float">
            <text:p>149.3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94088" calcext:value-type="float">
            <text:p>149.2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9104" calcext:value-type="float">
            <text:p>149.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84944" calcext:value-type="float">
            <text:p>149.2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81896" calcext:value-type="float">
            <text:p>149.2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758" calcext:value-type="float">
            <text:p>149.2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66656" calcext:value-type="float">
            <text:p>149.2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6056" calcext:value-type="float">
            <text:p>149.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4532" calcext:value-type="float">
            <text:p>149.2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3008" calcext:value-type="float">
            <text:p>149.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1484" calcext:value-type="float">
            <text:p>149.2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96552" calcext:value-type="float">
            <text:p>149.1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75216" calcext:value-type="float">
            <text:p>149.1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56928" calcext:value-type="float">
            <text:p>149.1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32544" calcext:value-type="float">
            <text:p>149.1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05112" calcext:value-type="float">
            <text:p>149.1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23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86824" calcext:value-type="float">
            <text:p>149.0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71584" calcext:value-type="float">
            <text:p>149.0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44152" calcext:value-type="float">
            <text:p>149.0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22816" calcext:value-type="float">
            <text:p>149.0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04528" calcext:value-type="float">
            <text:p>149.0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80144" calcext:value-type="float">
            <text:p>148.9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52712" calcext:value-type="float">
            <text:p>148.9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37472" calcext:value-type="float">
            <text:p>148.9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2232" calcext:value-type="float">
            <text:p>148.9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03944" calcext:value-type="float">
            <text:p>148.9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85656" calcext:value-type="float">
            <text:p>148.8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7368" calcext:value-type="float">
            <text:p>148.8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908" calcext:value-type="float">
            <text:p>148.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384" calcext:value-type="float">
            <text:p>148.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1648" calcext:value-type="float">
            <text:p>148.8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336" calcext:value-type="float">
            <text:p>148.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812" calcext:value-type="float">
            <text:p>148.7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5928" calcext:value-type="float">
            <text:p>148.7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6784" calcext:value-type="float">
            <text:p>148.7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764" calcext:value-type="float">
            <text:p>148.7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8496" calcext:value-type="float">
            <text:p>148.7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9352" calcext:value-type="float">
            <text:p>148.7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0208" calcext:value-type="float">
            <text:p>148.7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8016" calcext:value-type="float">
            <text:p>148.7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192" calcext:value-type="float">
            <text:p>148.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2776" calcext:value-type="float">
            <text:p>148.7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7536" calcext:value-type="float">
            <text:p>148.6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27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5344" calcext:value-type="float">
            <text:p>148.6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7056" calcext:value-type="float">
            <text:p>148.6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7912" calcext:value-type="float">
            <text:p>148.6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2672" calcext:value-type="float">
            <text:p>148.6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048" calcext:value-type="float">
            <text:p>148.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1336" calcext:value-type="float">
            <text:p>148.6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02192" calcext:value-type="float">
            <text:p>148.6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6952" calcext:value-type="float">
            <text:p>148.5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476" calcext:value-type="float">
            <text:p>148.5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1712" calcext:value-type="float">
            <text:p>148.5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1712" calcext:value-type="float">
            <text:p>148.5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68664" calcext:value-type="float">
            <text:p>148.5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6472" calcext:value-type="float">
            <text:p>148.5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428" calcext:value-type="float">
            <text:p>148.5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2088" calcext:value-type="float">
            <text:p>148.5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9896" calcext:value-type="float">
            <text:p>148.5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0752" calcext:value-type="float">
            <text:p>148.5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1608" calcext:value-type="float">
            <text:p>148.5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9416" calcext:value-type="float">
            <text:p>148.4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7224" calcext:value-type="float">
            <text:p>148.4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8936" calcext:value-type="float">
            <text:p>148.4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3696" calcext:value-type="float">
            <text:p>148.4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8456" calcext:value-type="float">
            <text:p>148.4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3216" calcext:value-type="float">
            <text:p>148.4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94928" calcext:value-type="float">
            <text:p>148.3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664" calcext:value-type="float">
            <text:p>148.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614" calcext:value-type="float">
            <text:p>148.3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3112" calcext:value-type="float">
            <text:p>148.3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092" calcext:value-type="float">
            <text:p>148.3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1776" calcext:value-type="float">
            <text:p>148.3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12632" calcext:value-type="float">
            <text:p>148.3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6536" calcext:value-type="float">
            <text:p>148.3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7392" calcext:value-type="float">
            <text:p>148.2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1296" calcext:value-type="float">
            <text:p>148.2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8248" calcext:value-type="float">
            <text:p>148.2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8248" calcext:value-type="float">
            <text:p>148.2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2152" calcext:value-type="float">
            <text:p>148.2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6912" calcext:value-type="float">
            <text:p>148.2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7768" calcext:value-type="float">
            <text:p>148.2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472" calcext:value-type="float">
            <text:p>148.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5576" calcext:value-type="float">
            <text:p>148.2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948" calcext:value-type="float">
            <text:p>148.2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6432" calcext:value-type="float">
            <text:p>148.2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7288" calcext:value-type="float">
            <text:p>148.2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1192" calcext:value-type="float">
            <text:p>148.2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8144" calcext:value-type="float">
            <text:p>148.2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9" calcext:value-type="float">
            <text:p>148.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9856" calcext:value-type="float">
            <text:p>148.1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0712" calcext:value-type="float">
            <text:p>148.1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852" calcext:value-type="float">
            <text:p>148.1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9376" calcext:value-type="float">
            <text:p>148.1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328" calcext:value-type="float">
            <text:p>148.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4136" calcext:value-type="float">
            <text:p>148.1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8896" calcext:value-type="float">
            <text:p>148.1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6704" calcext:value-type="float">
            <text:p>148.1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756" calcext:value-type="float">
            <text:p>148.1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5368" calcext:value-type="float">
            <text:p>148.1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0128" calcext:value-type="float">
            <text:p>148.0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708" calcext:value-type="float">
            <text:p>148.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7936" calcext:value-type="float">
            <text:p>148.0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184" calcext:value-type="float">
            <text:p>148.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8792" calcext:value-type="float">
            <text:p>148.0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5744" calcext:value-type="float">
            <text:p>148.0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24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2696" calcext:value-type="float">
            <text:p>148.0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2696" calcext:value-type="float">
            <text:p>148.0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5744" calcext:value-type="float">
            <text:p>148.0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8792" calcext:value-type="float">
            <text:p>148.0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4888" calcext:value-type="float">
            <text:p>148.0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4032" calcext:value-type="float">
            <text:p>148.0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708" calcext:value-type="float">
            <text:p>148.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5368" calcext:value-type="float">
            <text:p>148.1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4512" calcext:value-type="float">
            <text:p>148.1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6704" calcext:value-type="float">
            <text:p>148.1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5848" calcext:value-type="float">
            <text:p>148.1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4992" calcext:value-type="float">
            <text:p>148.1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7184" calcext:value-type="float">
            <text:p>148.1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9376" calcext:value-type="float">
            <text:p>148.1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852" calcext:value-type="float">
            <text:p>148.1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0712" calcext:value-type="float">
            <text:p>148.1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9" calcext:value-type="float">
            <text:p>148.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424" calcext:value-type="float">
            <text:p>148.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2528" calcext:value-type="float">
            <text:p>148.2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7768" calcext:value-type="float">
            <text:p>148.2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76056" calcext:value-type="float">
            <text:p>148.2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4344" calcext:value-type="float">
            <text:p>148.2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9584" calcext:value-type="float">
            <text:p>148.3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4824" calcext:value-type="float">
            <text:p>148.3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0064" calcext:value-type="float">
            <text:p>148.3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29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52256" calcext:value-type="float">
            <text:p>148.3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3592" calcext:value-type="float">
            <text:p>148.3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9188" calcext:value-type="float">
            <text:p>148.3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0168" calcext:value-type="float">
            <text:p>148.4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8456" calcext:value-type="float">
            <text:p>148.4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3696" calcext:value-type="float">
            <text:p>148.4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1984" calcext:value-type="float">
            <text:p>148.4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4176" calcext:value-type="float">
            <text:p>148.4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332" calcext:value-type="float">
            <text:p>148.4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4656" calcext:value-type="float">
            <text:p>148.5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7704" calcext:value-type="float">
            <text:p>148.5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7704" calcext:value-type="float">
            <text:p>148.5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7704" calcext:value-type="float">
            <text:p>148.5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4656" calcext:value-type="float">
            <text:p>148.5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4656" calcext:value-type="float">
            <text:p>148.5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856" calcext:value-type="float">
            <text:p>148.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9416" calcext:value-type="float">
            <text:p>148.4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9416" calcext:value-type="float">
            <text:p>148.4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9416" calcext:value-type="float">
            <text:p>148.4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6368" calcext:value-type="float">
            <text:p>148.4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0272" calcext:value-type="float">
            <text:p>148.4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4176" calcext:value-type="float">
            <text:p>148.4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5032" calcext:value-type="float">
            <text:p>148.4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284" calcext:value-type="float">
            <text:p>148.4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0648" calcext:value-type="float">
            <text:p>148.4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5408" calcext:value-type="float">
            <text:p>148.4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3216" calcext:value-type="float">
            <text:p>148.4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97976" calcext:value-type="float">
            <text:p>148.3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9688" calcext:value-type="float">
            <text:p>148.3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614" calcext:value-type="float">
            <text:p>148.3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616" calcext:value-type="float">
            <text:p>148.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3968" calcext:value-type="float">
            <text:p>148.3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4824" calcext:value-type="float">
            <text:p>148.3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9584" calcext:value-type="float">
            <text:p>148.3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22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044" calcext:value-type="float">
            <text:p>148.3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1296" calcext:value-type="float">
            <text:p>148.2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8248" calcext:value-type="float">
            <text:p>148.2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4344" calcext:value-type="float">
            <text:p>148.2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6536" calcext:value-type="float">
            <text:p>148.3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12632" calcext:value-type="float">
            <text:p>148.3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1776" calcext:value-type="float">
            <text:p>148.3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7872" calcext:value-type="float">
            <text:p>148.3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3968" calcext:value-type="float">
            <text:p>148.3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0064" calcext:value-type="float">
            <text:p>148.3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52256" calcext:value-type="float">
            <text:p>148.3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67496" calcext:value-type="float">
            <text:p>148.3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82736" calcext:value-type="float">
            <text:p>148.3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97976" calcext:value-type="float">
            <text:p>148.3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712" calcext:value-type="float">
            <text:p>148.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6264" calcext:value-type="float">
            <text:p>148.4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5408" calcext:value-type="float">
            <text:p>148.4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76" calcext:value-type="float">
            <text:p>148.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6744" calcext:value-type="float">
            <text:p>148.4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8936" calcext:value-type="float">
            <text:p>148.4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1128" calcext:value-type="float">
            <text:p>148.4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332" calcext:value-type="float">
            <text:p>148.4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6368" calcext:value-type="float">
            <text:p>148.4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9416" calcext:value-type="float">
            <text:p>148.4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5512" calcext:value-type="float">
            <text:p>148.4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9416" calcext:value-type="float">
            <text:p>148.4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9416" calcext:value-type="float">
            <text:p>148.4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5512" calcext:value-type="float">
            <text:p>148.4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9416" calcext:value-type="float">
            <text:p>148.4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6368" calcext:value-type="float">
            <text:p>148.4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7224" calcext:value-type="float">
            <text:p>148.4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1128" calcext:value-type="float">
            <text:p>148.4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1984" calcext:value-type="float">
            <text:p>148.4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6744" calcext:value-type="float">
            <text:p>148.4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1504" calcext:value-type="float">
            <text:p>148.4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9312" calcext:value-type="float">
            <text:p>148.4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712" calcext:value-type="float">
            <text:p>148.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9188" calcext:value-type="float">
            <text:p>148.3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82736" calcext:value-type="float">
            <text:p>148.3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3592" calcext:value-type="float">
            <text:p>148.3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58352" calcext:value-type="float">
            <text:p>148.3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0064" calcext:value-type="float">
            <text:p>148.3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1776" calcext:value-type="float">
            <text:p>148.3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6536" calcext:value-type="float">
            <text:p>148.3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044" calcext:value-type="float">
            <text:p>148.3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1296" calcext:value-type="float">
            <text:p>148.2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29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79104" calcext:value-type="float">
            <text:p>148.2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3864" calcext:value-type="float">
            <text:p>148.2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8624" calcext:value-type="float">
            <text:p>148.2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948" calcext:value-type="float">
            <text:p>148.2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7288" calcext:value-type="float">
            <text:p>148.2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8144" calcext:value-type="float">
            <text:p>148.2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9856" calcext:value-type="float">
            <text:p>148.1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4616" calcext:value-type="float">
            <text:p>148.1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5472" calcext:value-type="float">
            <text:p>148.1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0232" calcext:value-type="float">
            <text:p>148.1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804" calcext:value-type="float">
            <text:p>148.1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5848" calcext:value-type="float">
            <text:p>148.1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0608" calcext:value-type="float">
            <text:p>148.1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8416" calcext:value-type="float">
            <text:p>148.1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0128" calcext:value-type="float">
            <text:p>148.0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9272" calcext:value-type="float">
            <text:p>148.0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8416" calcext:value-type="float">
            <text:p>148.1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5368" calcext:value-type="float">
            <text:p>148.1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5368" calcext:value-type="float">
            <text:p>148.1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464" calcext:value-type="float">
            <text:p>148.1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756" calcext:value-type="float">
            <text:p>148.1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6704" calcext:value-type="float">
            <text:p>148.1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1944" calcext:value-type="float">
            <text:p>148.1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804" calcext:value-type="float">
            <text:p>148.1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804" calcext:value-type="float">
            <text:p>148.1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328" calcext:value-type="float">
            <text:p>148.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2424" calcext:value-type="float">
            <text:p>148.1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9376" calcext:value-type="float">
            <text:p>148.1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9376" calcext:value-type="float">
            <text:p>148.1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1568" calcext:value-type="float">
            <text:p>148.1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2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0712" calcext:value-type="float">
            <text:p>148.1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5096" calcext:value-type="float">
            <text:p>148.2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948" calcext:value-type="float">
            <text:p>148.2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6912" calcext:value-type="float">
            <text:p>148.2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7392" calcext:value-type="float">
            <text:p>148.2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4824" calcext:value-type="float">
            <text:p>148.3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9208" calcext:value-type="float">
            <text:p>148.3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0544" calcext:value-type="float">
            <text:p>148.3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88832" calcext:value-type="float">
            <text:p>148.3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3216" calcext:value-type="float">
            <text:p>148.4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4552" calcext:value-type="float">
            <text:p>148.4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9792" calcext:value-type="float">
            <text:p>148.4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8936" calcext:value-type="float">
            <text:p>148.4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808" calcext:value-type="float">
            <text:p>148.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0272" calcext:value-type="float">
            <text:p>148.4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6368" calcext:value-type="float">
            <text:p>148.4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332" calcext:value-type="float">
            <text:p>148.4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5032" calcext:value-type="float">
            <text:p>148.4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284" calcext:value-type="float">
            <text:p>148.4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3696" calcext:value-type="float">
            <text:p>148.4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8456" calcext:value-type="float">
            <text:p>148.4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4072" calcext:value-type="float">
            <text:p>148.4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88832" calcext:value-type="float">
            <text:p>148.3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9688" calcext:value-type="float">
            <text:p>148.3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67496" calcext:value-type="float">
            <text:p>148.3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24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58352" calcext:value-type="float">
            <text:p>148.3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616" calcext:value-type="float">
            <text:p>148.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37016" calcext:value-type="float">
            <text:p>148.3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18728" calcext:value-type="float">
            <text:p>148.3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6536" calcext:value-type="float">
            <text:p>148.3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044" calcext:value-type="float">
            <text:p>148.3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79104" calcext:value-type="float">
            <text:p>148.2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472" calcext:value-type="float">
            <text:p>148.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2528" calcext:value-type="float">
            <text:p>148.2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0336" calcext:value-type="float">
            <text:p>148.2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9" calcext:value-type="float">
            <text:p>148.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6808" calcext:value-type="float">
            <text:p>148.1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7664" calcext:value-type="float">
            <text:p>148.1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2424" calcext:value-type="float">
            <text:p>148.1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7184" calcext:value-type="float">
            <text:p>148.1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41944" calcext:value-type="float">
            <text:p>148.1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0608" calcext:value-type="float">
            <text:p>148.1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8416" calcext:value-type="float">
            <text:p>148.1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0128" calcext:value-type="float">
            <text:p>148.0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7936" calcext:value-type="float">
            <text:p>148.0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9648" calcext:value-type="float">
            <text:p>148.0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7456" calcext:value-type="float">
            <text:p>148.0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5264" calcext:value-type="float">
            <text:p>148.0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612" calcext:value-type="float">
            <text:p>148.0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7832" calcext:value-type="float">
            <text:p>148.0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9544" calcext:value-type="float">
            <text:p>147.9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7352" calcext:value-type="float">
            <text:p>147.9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8208" calcext:value-type="float">
            <text:p>147.9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2968" calcext:value-type="float">
            <text:p>147.9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26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8584" calcext:value-type="float">
            <text:p>147.9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3344" calcext:value-type="float">
            <text:p>147.9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1152" calcext:value-type="float">
            <text:p>147.9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5056" calcext:value-type="float">
            <text:p>147.8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896" calcext:value-type="float">
            <text:p>147.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9816" calcext:value-type="float">
            <text:p>147.8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4576" calcext:value-type="float">
            <text:p>147.8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0192" calcext:value-type="float">
            <text:p>147.8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1904" calcext:value-type="float">
            <text:p>147.8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9712" calcext:value-type="float">
            <text:p>147.8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91424" calcext:value-type="float">
            <text:p>147.7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73136" calcext:value-type="float">
            <text:p>147.7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57896" calcext:value-type="float">
            <text:p>147.7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9608" calcext:value-type="float">
            <text:p>147.7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24368" calcext:value-type="float">
            <text:p>147.7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03032" calcext:value-type="float">
            <text:p>147.7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72552" calcext:value-type="float">
            <text:p>147.6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42072" calcext:value-type="float">
            <text:p>147.6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20736" calcext:value-type="float">
            <text:p>147.6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3304" calcext:value-type="float">
            <text:p>147.5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65872" calcext:value-type="float">
            <text:p>147.5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3844" calcext:value-type="float">
            <text:p>147.5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14056" calcext:value-type="float">
            <text:p>147.5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86624" calcext:value-type="float">
            <text:p>147.4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6224" calcext:value-type="float">
            <text:p>147.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25664" calcext:value-type="float">
            <text:p>147.4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0128" calcext:value-type="float">
            <text:p>147.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708" calcext:value-type="float">
            <text:p>147.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4032" calcext:value-type="float">
            <text:p>147.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06792" calcext:value-type="float">
            <text:p>147.3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82408" calcext:value-type="float">
            <text:p>147.2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51928" calcext:value-type="float">
            <text:p>147.2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27544" calcext:value-type="float">
            <text:p>147.2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90968" calcext:value-type="float">
            <text:p>147.1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45248" calcext:value-type="float">
            <text:p>147.1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1172" calcext:value-type="float">
            <text:p>147.1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8192" calcext:value-type="float">
            <text:p>147.0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44664" calcext:value-type="float">
            <text:p>147.0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504" calcext:value-type="float">
            <text:p>147.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65416" calcext:value-type="float">
            <text:p>146.9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34936" calcext:value-type="float">
            <text:p>146.9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07504" calcext:value-type="float">
            <text:p>146.9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8312" calcext:value-type="float">
            <text:p>146.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6788" calcext:value-type="float">
            <text:p>146.8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61784" calcext:value-type="float">
            <text:p>146.8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55688" calcext:value-type="float">
            <text:p>146.8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61784" calcext:value-type="float">
            <text:p>146.8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77024" calcext:value-type="float">
            <text:p>146.8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9836" calcext:value-type="float">
            <text:p>146.8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16648" calcext:value-type="float">
            <text:p>146.9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34936" calcext:value-type="float">
            <text:p>146.9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56272" calcext:value-type="float">
            <text:p>146.9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77608" calcext:value-type="float">
            <text:p>146.9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92848" calcext:value-type="float">
            <text:p>146.9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11136" calcext:value-type="float">
            <text:p>147.0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23328" calcext:value-type="float">
            <text:p>147.0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41616" calcext:value-type="float">
            <text:p>147.0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62952" calcext:value-type="float">
            <text:p>147.0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2096" calcext:value-type="float">
            <text:p>147.0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8192" calcext:value-type="float">
            <text:p>147.0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2096" calcext:value-type="float">
            <text:p>147.0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2096" calcext:value-type="float">
            <text:p>147.0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69048" calcext:value-type="float">
            <text:p>147.0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2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3808" calcext:value-type="float">
            <text:p>147.0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44664" calcext:value-type="float">
            <text:p>147.0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38568" calcext:value-type="float">
            <text:p>147.0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32472" calcext:value-type="float">
            <text:p>147.0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23328" calcext:value-type="float">
            <text:p>147.0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14184" calcext:value-type="float">
            <text:p>147.0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504" calcext:value-type="float">
            <text:p>147.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504" calcext:value-type="float">
            <text:p>147.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1992" calcext:value-type="float">
            <text:p>147.0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98944" calcext:value-type="float">
            <text:p>146.9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898" calcext:value-type="float">
            <text:p>146.9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898" calcext:value-type="float">
            <text:p>146.9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898" calcext:value-type="float">
            <text:p>146.9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898" calcext:value-type="float">
            <text:p>146.9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95896" calcext:value-type="float">
            <text:p>146.9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95896" calcext:value-type="float">
            <text:p>146.9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98944" calcext:value-type="float">
            <text:p>146.9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8088" calcext:value-type="float">
            <text:p>147.0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2028" calcext:value-type="float">
            <text:p>147.0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29424" calcext:value-type="float">
            <text:p>147.0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29424" calcext:value-type="float">
            <text:p>147.0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3552" calcext:value-type="float">
            <text:p>147.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47712" calcext:value-type="float">
            <text:p>147.0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3808" calcext:value-type="float">
            <text:p>147.0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62952" calcext:value-type="float">
            <text:p>147.0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30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5144" calcext:value-type="float">
            <text:p>147.0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8192" calcext:value-type="float">
            <text:p>147.0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8124" calcext:value-type="float">
            <text:p>147.0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8192" calcext:value-type="float">
            <text:p>147.0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2096" calcext:value-type="float">
            <text:p>147.0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69048" calcext:value-type="float">
            <text:p>147.0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62952" calcext:value-type="float">
            <text:p>147.0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47712" calcext:value-type="float">
            <text:p>147.0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32472" calcext:value-type="float">
            <text:p>147.0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2028" calcext:value-type="float">
            <text:p>147.0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11136" calcext:value-type="float">
            <text:p>147.0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1992" calcext:value-type="float">
            <text:p>147.0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898" calcext:value-type="float">
            <text:p>146.9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7456" calcext:value-type="float">
            <text:p>146.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65416" calcext:value-type="float">
            <text:p>146.9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50176" calcext:value-type="float">
            <text:p>146.9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37984" calcext:value-type="float">
            <text:p>146.9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25792" calcext:value-type="float">
            <text:p>146.9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10552" calcext:value-type="float">
            <text:p>146.9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92264" calcext:value-type="float">
            <text:p>146.8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80072" calcext:value-type="float">
            <text:p>146.8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61784" calcext:value-type="float">
            <text:p>146.8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49592" calcext:value-type="float">
            <text:p>146.8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34352" calcext:value-type="float">
            <text:p>146.8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16064" calcext:value-type="float">
            <text:p>146.8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03872" calcext:value-type="float">
            <text:p>146.8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88632" calcext:value-type="float">
            <text:p>146.7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73392" calcext:value-type="float">
            <text:p>146.7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612" calcext:value-type="float">
            <text:p>146.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49008" calcext:value-type="float">
            <text:p>146.7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3072" calcext:value-type="float">
            <text:p>146.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1548" calcext:value-type="float">
            <text:p>146.7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88048" calcext:value-type="float">
            <text:p>146.6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60616" calcext:value-type="float">
            <text:p>146.6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42328" calcext:value-type="float">
            <text:p>146.6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20992" calcext:value-type="float">
            <text:p>146.6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99656" calcext:value-type="float">
            <text:p>146.5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81368" calcext:value-type="float">
            <text:p>146.5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66128" calcext:value-type="float">
            <text:p>146.5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4784" calcext:value-type="float">
            <text:p>146.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23456" calcext:value-type="float">
            <text:p>146.5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0212" calcext:value-type="float">
            <text:p>146.5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80784" calcext:value-type="float">
            <text:p>146.4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59448" calcext:value-type="float">
            <text:p>146.4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38112" calcext:value-type="float">
            <text:p>146.4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13728" calcext:value-type="float">
            <text:p>146.4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92392" calcext:value-type="float">
            <text:p>146.3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74104" calcext:value-type="float">
            <text:p>146.3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52768" calcext:value-type="float">
            <text:p>146.3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3448" calcext:value-type="float">
            <text:p>146.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07048" calcext:value-type="float">
            <text:p>146.3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70472" calcext:value-type="float">
            <text:p>146.2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46088" calcext:value-type="float">
            <text:p>146.2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278" calcext:value-type="float">
            <text:p>146.2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09512" calcext:value-type="float">
            <text:p>146.2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8208" calcext:value-type="float">
            <text:p>146.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48552" calcext:value-type="float">
            <text:p>146.1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15024" calcext:value-type="float">
            <text:p>146.1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78448" calcext:value-type="float">
            <text:p>146.0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41872" calcext:value-type="float">
            <text:p>146.0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05296" calcext:value-type="float">
            <text:p>146.0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65672" calcext:value-type="float">
            <text:p>145.9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29096" calcext:value-type="float">
            <text:p>145.9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86424" calcext:value-type="float">
            <text:p>145.8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58992" calcext:value-type="float">
            <text:p>145.8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4608" calcext:value-type="float">
            <text:p>145.8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10224" calcext:value-type="float">
            <text:p>145.8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94984" calcext:value-type="float">
            <text:p>145.7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8584" calcext:value-type="float">
            <text:p>145.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82792" calcext:value-type="float">
            <text:p>145.7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82792" calcext:value-type="float">
            <text:p>145.7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91936" calcext:value-type="float">
            <text:p>145.7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98032" calcext:value-type="float">
            <text:p>145.7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07176" calcext:value-type="float">
            <text:p>145.8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10224" calcext:value-type="float">
            <text:p>145.8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13272" calcext:value-type="float">
            <text:p>145.8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1632" calcext:value-type="float">
            <text:p>145.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22416" calcext:value-type="float">
            <text:p>145.8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25464" calcext:value-type="float">
            <text:p>145.8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28512" calcext:value-type="float">
            <text:p>145.8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156" calcext:value-type="float">
            <text:p>145.8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156" calcext:value-type="float">
            <text:p>145.8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156" calcext:value-type="float">
            <text:p>145.8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156" calcext:value-type="float">
            <text:p>145.8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156" calcext:value-type="float">
            <text:p>145.8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7656" calcext:value-type="float">
            <text:p>145.8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49848" calcext:value-type="float">
            <text:p>145.8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6204" calcext:value-type="float">
            <text:p>145.8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74232" calcext:value-type="float">
            <text:p>145.8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89472" calcext:value-type="float">
            <text:p>145.8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04712" calcext:value-type="float">
            <text:p>145.9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16904" calcext:value-type="float">
            <text:p>145.9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35192" calcext:value-type="float">
            <text:p>145.9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5348" calcext:value-type="float">
            <text:p>145.9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6872" calcext:value-type="float">
            <text:p>145.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87008" calcext:value-type="float">
            <text:p>145.9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08344" calcext:value-type="float">
            <text:p>146.0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26632" calcext:value-type="float">
            <text:p>146.0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4492" calcext:value-type="float">
            <text:p>146.0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66256" calcext:value-type="float">
            <text:p>146.0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87592" calcext:value-type="float">
            <text:p>146.0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08928" calcext:value-type="float">
            <text:p>146.1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30264" calcext:value-type="float">
            <text:p>146.1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54648" calcext:value-type="float">
            <text:p>146.1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8208" calcext:value-type="float">
            <text:p>146.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03416" calcext:value-type="float">
            <text:p>146.2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21704" calcext:value-type="float">
            <text:p>146.2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46088" calcext:value-type="float">
            <text:p>146.2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67424" calcext:value-type="float">
            <text:p>146.2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8876" calcext:value-type="float">
            <text:p>146.2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10096" calcext:value-type="float">
            <text:p>146.3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25336" calcext:value-type="float">
            <text:p>146.3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40576" calcext:value-type="float">
            <text:p>146.3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46672" calcext:value-type="float">
            <text:p>146.3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52768" calcext:value-type="float">
            <text:p>146.3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52768" calcext:value-type="float">
            <text:p>146.3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43624" calcext:value-type="float">
            <text:p>146.3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22288" calcext:value-type="float">
            <text:p>146.3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00952" calcext:value-type="float">
            <text:p>146.3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67424" calcext:value-type="float">
            <text:p>146.2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30848" calcext:value-type="float">
            <text:p>146.2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9732" calcext:value-type="float">
            <text:p>146.1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60744" calcext:value-type="float">
            <text:p>146.1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2112" calcext:value-type="float">
            <text:p>146.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87592" calcext:value-type="float">
            <text:p>146.0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51016" calcext:value-type="float">
            <text:p>146.0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1444" calcext:value-type="float">
            <text:p>146.0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25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74816" calcext:value-type="float">
            <text:p>145.9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5348" calcext:value-type="float">
            <text:p>145.9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29096" calcext:value-type="float">
            <text:p>145.9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01664" calcext:value-type="float">
            <text:p>145.9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74232" calcext:value-type="float">
            <text:p>145.8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55944" calcext:value-type="float">
            <text:p>145.8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7656" calcext:value-type="float">
            <text:p>145.8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156" calcext:value-type="float">
            <text:p>145.8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28512" calcext:value-type="float">
            <text:p>145.8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156" calcext:value-type="float">
            <text:p>145.8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4608" calcext:value-type="float">
            <text:p>145.8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7656" calcext:value-type="float">
            <text:p>145.8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40704" calcext:value-type="float">
            <text:p>145.8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40704" calcext:value-type="float">
            <text:p>145.8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7656" calcext:value-type="float">
            <text:p>145.8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4608" calcext:value-type="float">
            <text:p>145.8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7656" calcext:value-type="float">
            <text:p>145.8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40704" calcext:value-type="float">
            <text:p>145.8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468" calcext:value-type="float">
            <text:p>145.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55944" calcext:value-type="float">
            <text:p>145.8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71184" calcext:value-type="float">
            <text:p>145.8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86424" calcext:value-type="float">
            <text:p>145.8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0776" calcext:value-type="float">
            <text:p>145.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26048" calcext:value-type="float">
            <text:p>145.9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44336" calcext:value-type="float">
            <text:p>145.9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62624" calcext:value-type="float">
            <text:p>145.9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8396" calcext:value-type="float">
            <text:p>145.9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05296" calcext:value-type="float">
            <text:p>146.0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23584" calcext:value-type="float">
            <text:p>146.0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4492" calcext:value-type="float">
            <text:p>146.0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26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66256" calcext:value-type="float">
            <text:p>146.0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9064" calcext:value-type="float">
            <text:p>146.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15024" calcext:value-type="float">
            <text:p>146.1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39408" calcext:value-type="float">
            <text:p>146.1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63792" calcext:value-type="float">
            <text:p>146.1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88176" calcext:value-type="float">
            <text:p>146.1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09512" calcext:value-type="float">
            <text:p>146.2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33896" calcext:value-type="float">
            <text:p>146.2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5828" calcext:value-type="float">
            <text:p>146.2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76568" calcext:value-type="float">
            <text:p>146.2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00952" calcext:value-type="float">
            <text:p>146.3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25336" calcext:value-type="float">
            <text:p>146.3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52768" calcext:value-type="float">
            <text:p>146.3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74104" calcext:value-type="float">
            <text:p>146.3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89344" calcext:value-type="float">
            <text:p>146.3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07632" calcext:value-type="float">
            <text:p>146.4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16776" calcext:value-type="float">
            <text:p>146.4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16776" calcext:value-type="float">
            <text:p>146.4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13728" calcext:value-type="float">
            <text:p>146.4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04584" calcext:value-type="float">
            <text:p>146.4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92392" calcext:value-type="float">
            <text:p>146.3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83248" calcext:value-type="float">
            <text:p>146.3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74104" calcext:value-type="float">
            <text:p>146.3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61912" calcext:value-type="float">
            <text:p>146.3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55816" calcext:value-type="float">
            <text:p>146.3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46672" calcext:value-type="float">
            <text:p>146.3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4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28384" calcext:value-type="float">
            <text:p>146.3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95182181818" calcext:value-type="float">
            <text:p>145.995182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07176" calcext:value-type="float">
            <text:p>145.8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78798068966" calcext:value-type="float">
            <text:p>145.778798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30207225806" calcext:value-type="float">
            <text:p>145.430207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28812903226" calcext:value-type="float">
            <text:p>145.72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854832" calcext:value-type="float">
            <text:p>146.3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52687483871" calcext:value-type="float">
            <text:p>146.0526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9468896" calcext:value-type="float">
            <text:p>145.994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777792" calcext:value-type="float">
            <text:p>145.837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58413935484" calcext:value-type="float">
            <text:p>145.65841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530496" calcext:value-type="float">
            <text:p>145.25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80485677419" calcext:value-type="float">
            <text:p>144.880485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40808" calcext:value-type="float">
            <text:p>144.6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3158709677" calcext:value-type="float">
            <text:p>144.243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62809428571" calcext:value-type="float">
            <text:p>143.962809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3008516129" calcext:value-type="float">
            <text:p>144.1230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82979354839" calcext:value-type="float">
            <text:p>144.282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38384" calcext:value-type="float">
            <text:p>144.55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7652645161" calcext:value-type="float">
            <text:p>144.237652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481752" calcext:value-type="float">
            <text:p>144.04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04523870968" calcext:value-type="float">
            <text:p>144.104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7293935484" calcext:value-type="float">
            <text:p>144.31729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644056" calcext:value-type="float">
            <text:p>144.1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81042580645" calcext:value-type="float">
            <text:p>143.781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21288" calcext:value-type="float">
            <text:p>143.37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25329290323" calcext:value-type="float">
            <text:p>143.125329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4362" calcext:value-type="float">
            <text:p>143.104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9609032258" calcext:value-type="float">
            <text:p>143.249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9053419355" calcext:value-type="float">
            <text:p>143.499053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78872" calcext:value-type="float">
            <text:p>143.26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6930916129" calcext:value-type="float">
            <text:p>142.66930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934672" calcext:value-type="float">
            <text:p>142.19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8755096774" calcext:value-type="float">
            <text:p>141.898755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40506580645" calcext:value-type="float">
            <text:p>142.54050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9248" calcext:value-type="float">
            <text:p>142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3185548387" calcext:value-type="float">
            <text:p>141.803185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71336" calcext:value-type="float">
            <text:p>141.6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236516129" calcext:value-type="float">
            <text:p>141.212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66575428571" calcext:value-type="float">
            <text:p>140.566575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23117935484" calcext:value-type="float">
            <text:p>140.623117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2910709677" calcext:value-type="float">
            <text:p>139.97291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663704" calcext:value-type="float">
            <text:p>139.66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30545548387" calcext:value-type="float">
            <text:p>139.730545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7048" calcext:value-type="float">
            <text:p>139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3194322581" calcext:value-type="float">
            <text:p>139.833194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75374709677" calcext:value-type="float">
            <text:p>139.875374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54704" calcext:value-type="float">
            <text:p>140.08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1499096774" calcext:value-type="float">
            <text:p>140.231499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52488" calcext:value-type="float">
            <text:p>140.3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5929806452" calcext:value-type="float">
            <text:p>139.96592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11619310345" calcext:value-type="float">
            <text:p>139.2116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6208" calcext:value-type="float">
            <text:p>138.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6532903226" calcext:value-type="float">
            <text:p>138.916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74014571429" calcext:value-type="float">
            <text:p>138.474014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673888" calcext:value-type="float">
            <text:p>138.46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70455225807" calcext:value-type="float">
            <text:p>138.270455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2676645161" calcext:value-type="float">
            <text:p>137.95267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6988" calcext:value-type="float">
            <text:p>138.20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4321103448" calcext:value-type="float">
            <text:p>137.364321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522024" calcext:value-type="float">
            <text:p>137.05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25703225806" calcext:value-type="float">
            <text:p>136.825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73092285714" calcext:value-type="float">
            <text:p>136.973092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0024258065" calcext:value-type="float">
            <text:p>136.42002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0307870968" calcext:value-type="float">
            <text:p>136.280307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301056" calcext:value-type="float">
            <text:p>136.43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3204645161" calcext:value-type="float">
            <text:p>136.843204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20682" calcext:value-type="float">
            <text:p>136.520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81508965517" calcext:value-type="float">
            <text:p>134.7815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34848" calcext:value-type="float">
            <text:p>134.66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26128774193" calcext:value-type="float">
            <text:p>134.626128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55448" calcext:value-type="float">
            <text:p>134.6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7632516129" calcext:value-type="float">
            <text:p>134.6376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4563714286" calcext:value-type="float">
            <text:p>134.594563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04989419355" calcext:value-type="float">
            <text:p>134.604989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12953548387" calcext:value-type="float">
            <text:p>134.612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73432" calcext:value-type="float">
            <text:p>134.59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2080258065" calcext:value-type="float">
            <text:p>134.582080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88952" calcext:value-type="float">
            <text:p>134.56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58679483871" calcext:value-type="float">
            <text:p>134.5586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5553316129" calcext:value-type="float">
            <text:p>134.555533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462384" calcext:value-type="float">
            <text:p>134.5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38621677419" calcext:value-type="float">
            <text:p>134.538621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414632" calcext:value-type="float">
            <text:p>134.54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46392551724" calcext:value-type="float">
            <text:p>134.546392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41441428571" calcext:value-type="float">
            <text:p>134.54144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52190193548" calcext:value-type="float">
            <text:p>134.552190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34492129032" calcext:value-type="float">
            <text:p>134.534492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252072" calcext:value-type="float">
            <text:p>134.52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02635612903" calcext:value-type="float">
            <text:p>134.50263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02416" calcext:value-type="float">
            <text:p>134.47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30073548387" calcext:value-type="float">
            <text:p>134.430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30171870968" calcext:value-type="float">
            <text:p>134.43017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299064" calcext:value-type="float">
            <text:p>134.42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2446916129" calcext:value-type="float">
            <text:p>134.42446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075544" calcext:value-type="float">
            <text:p>134.4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0813935484" calcext:value-type="float">
            <text:p>134.38081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2656551724" calcext:value-type="float">
            <text:p>134.3726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93595870968" calcext:value-type="float">
            <text:p>134.393595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2878709677" calcext:value-type="float">
            <text:p>134.382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89896" calcext:value-type="float">
            <text:p>134.35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0432258065" calcext:value-type="float">
            <text:p>134.350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0506" calcext:value-type="float">
            <text:p>134.350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14219034483" calcext:value-type="float">
            <text:p>134.314219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04515612903" calcext:value-type="float">
            <text:p>134.30451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946768" calcext:value-type="float">
            <text:p>134.29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97338064516" calcext:value-type="float">
            <text:p>134.297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031096" calcext:value-type="float">
            <text:p>134.30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2410322581" calcext:value-type="float">
            <text:p>134.322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0352571429" calcext:value-type="float">
            <text:p>134.320352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14151225807" calcext:value-type="float">
            <text:p>134.314151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682304" calcext:value-type="float">
            <text:p>134.32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4098285714" calcext:value-type="float">
            <text:p>134.354098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61448" calcext:value-type="float">
            <text:p>134.35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4826916129" calcext:value-type="float">
            <text:p>134.34826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46401032258" calcext:value-type="float">
            <text:p>134.346401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28936" calcext:value-type="float">
            <text:p>134.35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48465806452" calcext:value-type="float">
            <text:p>134.348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398888" calcext:value-type="float">
            <text:p>134.3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62427612903" calcext:value-type="float">
            <text:p>134.362427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2821714286" calcext:value-type="float">
            <text:p>134.372821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63902451613" calcext:value-type="float">
            <text:p>134.363902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46204387097" calcext:value-type="float">
            <text:p>134.346204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302368" calcext:value-type="float">
            <text:p>134.33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8789677419" calcext:value-type="float">
            <text:p>134.358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08768" calcext:value-type="float">
            <text:p>134.37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1669935484" calcext:value-type="float">
            <text:p>134.371669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60952774193" calcext:value-type="float">
            <text:p>134.360952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611232" calcext:value-type="float">
            <text:p>134.36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0420645161" calcext:value-type="float">
            <text:p>134.380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099928" calcext:value-type="float">
            <text:p>134.40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20142967742" calcext:value-type="float">
            <text:p>134.420142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01777714286" calcext:value-type="float">
            <text:p>134.401777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20339612903" calcext:value-type="float">
            <text:p>134.420339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68222709677" calcext:value-type="float">
            <text:p>134.46822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079352" calcext:value-type="float">
            <text:p>134.50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82184516129" calcext:value-type="float">
            <text:p>134.482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821288" calcext:value-type="float">
            <text:p>134.48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07748387097" calcext:value-type="float">
            <text:p>134.507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01849032258" calcext:value-type="float">
            <text:p>134.501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42192" calcext:value-type="float">
            <text:p>134.49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9726451613" calcext:value-type="float">
            <text:p>134.479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666856" calcext:value-type="float">
            <text:p>134.46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60455225806" calcext:value-type="float">
            <text:p>134.460455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59261793104" calcext:value-type="float">
            <text:p>134.459261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21109413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62126709677" calcext:value-type="float">
            <text:p>134.462126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510" meta:object-count="0"/>
    <meta:user-defined meta:name="AppVersion">3.0</meta:user-defined>
  </office:meta>
</office:document-meta>
</file>